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51.28mm"/>
    </style:style>
    <style:style style:name="co8" style:family="table-column">
      <style:table-column-properties fo:break-before="auto" style:column-width="50.46mm"/>
    </style:style>
    <style:style style:name="co9" style:family="table-column">
      <style:table-column-properties fo:break-before="auto" style:column-width="50.73mm"/>
    </style:style>
    <style:style style:name="co10" style:family="table-column">
      <style:table-column-properties fo:break-before="auto" style:column-width="37.66mm"/>
    </style:style>
    <style:style style:name="co11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0mm" svg:height="169.9mm" svg:x="0mm" svg:y="122.19mm">
            <loext:p draw:notify-on-update-of-ranges="Sheet1.A2:Sheet1.A11 Sheet1.B1:Sheet1.B1 Sheet1.B2:Sheet1.B11 Sheet1.A2:Sheet1.A11 Sheet1.C1:Sheet1.C1 Sheet1.C2:Sheet1.C11 Sheet1.A2:Sheet1.A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0mm" svg:height="168.8mm" svg:x="313mm" svg:y="122.41mm">
            <loext:p draw:notify-on-update-of-ranges="Sheet1.A2:Sheet1.A11 Sheet1.J1:Sheet1.J1 Sheet1.J2:Sheet1.J11 Sheet1.A2:Sheet1.A11 Sheet1.N1:Sheet1.N1 Sheet1.N2:Sheet1.N11 Sheet1.A2:Sheet1.A11 Sheet1.R1:Sheet1.R1 Sheet1.R2:Sheet1.R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00mm" svg:height="168.8mm" svg:x="638.62mm" svg:y="122.67mm">
            <loext:p draw:notify-on-update-of-ranges="Sheet1.A2:Sheet1.A11 Sheet1.U1:Sheet1.U1 Sheet1.U2:Sheet1.U11 Sheet1.A2:Sheet1.A11 Sheet1.W1:Sheet1.W1 Sheet1.W2:Sheet1.W11 Sheet1.A2:Sheet1.A11 Sheet1.Y1:Sheet1.Y1 Sheet1.Y2:Sheet1.Y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 Matrix</text:p>
          </table:table-cell>
          <table:table-cell office:value-type="string" calcext:value-type="string">
            <text:p>Decompo it = 1</text:p>
          </table:table-cell>
          <table:table-cell office:value-type="string" calcext:value-type="string">
            <text:p>Decompo it = 2</text:p>
          </table:table-cell>
          <table:table-cell office:value-type="string" calcext:value-type="string">
            <text:p>Decompo it = 3</text:p>
          </table:table-cell>
          <table:table-cell/>
          <table:table-cell office:value-type="string" calcext:value-type="string">
            <text:p>Taille image originale</text:p>
          </table:table-cell>
          <table:table-cell office:value-type="string" calcext:value-type="string">
            <text:p>Taille image compressee it = 1</text:p>
          </table:table-cell>
          <table:table-cell office:value-type="string" calcext:value-type="string">
            <text:p>Taille texte compression it = 1</text:p>
          </table:table-cell>
          <table:table-cell office:value-type="string" calcext:value-type="string">
            <text:p>Taille totale compression it = 1</text:p>
          </table:table-cell>
          <table:table-cell office:value-type="string" calcext:value-type="string">
            <text:p>Taux de compression it = 1</text:p>
          </table:table-cell>
          <table:table-cell office:value-type="string" calcext:value-type="string">
            <text:p>Taille image compressee it = 2</text:p>
          </table:table-cell>
          <table:table-cell office:value-type="string" calcext:value-type="string">
            <text:p>Taille texte compression it = 2</text:p>
          </table:table-cell>
          <table:table-cell office:value-type="string" calcext:value-type="string">
            <text:p>taille totale compression it = 2</text:p>
          </table:table-cell>
          <table:table-cell office:value-type="string" calcext:value-type="string">
            <text:p>Taux de compression it = 2</text:p>
          </table:table-cell>
          <table:table-cell office:value-type="string" calcext:value-type="string">
            <text:p>Taille image compressee it = 3</text:p>
          </table:table-cell>
          <table:table-cell office:value-type="string" calcext:value-type="string">
            <text:p>Taille texte compression it = 3</text:p>
          </table:table-cell>
          <table:table-cell office:value-type="string" calcext:value-type="string">
            <text:p>taille totale compression it = 3</text:p>
          </table:table-cell>
          <table:table-cell office:value-type="string" calcext:value-type="string">
            <text:p>Taux de compression it = 3</text:p>
          </table:table-cell>
          <table:table-cell/>
          <table:table-cell office:value-type="string" calcext:value-type="string">
            <text:p>Norme it = 1</text:p>
          </table:table-cell>
          <table:table-cell office:value-type="string" calcext:value-type="string">
            <text:p>Erreur it = 1</text:p>
          </table:table-cell>
          <table:table-cell office:value-type="string" calcext:value-type="string">
            <text:p>Norme it = 2</text:p>
          </table:table-cell>
          <table:table-cell office:value-type="string" calcext:value-type="string">
            <text:p>Erreur it = 2</text:p>
          </table:table-cell>
          <table:table-cell office:value-type="string" calcext:value-type="string">
            <text:p>Norme it = 3</text:p>
          </table:table-cell>
          <table:table-cell office:value-type="string" calcext:value-type="string">
            <text:p>Erreur it = 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office:value-type="float" office:value="0.640974" calcext:value-type="float">
            <text:p>0,640974</text:p>
          </table:table-cell>
          <table:table-cell office:value-type="float" office:value="0.726497999999992" calcext:value-type="float">
            <text:p>0,726498</text:p>
          </table:table-cell>
          <table:table-cell/>
          <table:table-cell office:value-type="float" office:value="30054" calcext:value-type="float">
            <text:p>30054</text:p>
          </table:table-cell>
          <table:table-cell office:value-type="float" office:value="7654" calcext:value-type="float">
            <text:p>7654</text:p>
          </table:table-cell>
          <table:table-cell office:value-type="float" office:value="15084" calcext:value-type="float">
            <text:p>15084</text:p>
          </table:table-cell>
          <table:table-cell table:formula="of:=[.G2]+[.H2]" office:value-type="float" office:value="22738" calcext:value-type="float">
            <text:p>22738</text:p>
          </table:table-cell>
          <table:table-cell table:formula="of:=[.I2]/[.F2]" office:value-type="float" office:value="0.756571504625008" calcext:value-type="float">
            <text:p>0,7565715046</text:p>
          </table:table-cell>
          <table:table-cell office:value-type="float" office:value="1954" calcext:value-type="float">
            <text:p>1954</text:p>
          </table:table-cell>
          <table:table-cell office:value-type="float" office:value="19337" calcext:value-type="float">
            <text:p>19337</text:p>
          </table:table-cell>
          <table:table-cell table:formula="of:=[.K2]+[.L2]" office:value-type="float" office:value="21291" calcext:value-type="float">
            <text:p>21291</text:p>
          </table:table-cell>
          <table:table-cell table:formula="of:=[.M2]/[.F2]" office:value-type="float" office:value="0.708424835296466" calcext:value-type="float">
            <text:p>0,7084248353</text:p>
          </table:table-cell>
          <table:table-cell office:value-type="float" office:value="574" calcext:value-type="float">
            <text:p>574</text:p>
          </table:table-cell>
          <table:table-cell office:value-type="float" office:value="22378" calcext:value-type="float">
            <text:p>22378</text:p>
          </table:table-cell>
          <table:table-cell table:formula="of:=[.O2]+[.P2]" office:value-type="float" office:value="22952" calcext:value-type="float">
            <text:p>22952</text:p>
          </table:table-cell>
          <table:table-cell table:formula="of:=[.Q2]/[.F2]" office:value-type="float" office:value="0.763692021028815" calcext:value-type="float">
            <text:p>0,763692021</text:p>
          </table:table-cell>
          <table:table-cell/>
          <table:table-cell office:value-type="float" office:value="1481759" calcext:value-type="float">
            <text:p>1481759</text:p>
          </table:table-cell>
          <table:table-cell table:formula="of:=[.T2]/(POWER([.A2];[.$V$15]))" office:value-type="float" office:value="148.1759" calcext:value-type="float">
            <text:p>148,1759</text:p>
          </table:table-cell>
          <table:table-cell office:value-type="float" office:value="3000353" calcext:value-type="float">
            <text:p>3000353</text:p>
          </table:table-cell>
          <table:table-cell table:formula="of:=[.V2]/(POWER([.A2];[.$V$15]))" office:value-type="float" office:value="300.0353" calcext:value-type="float">
            <text:p>300,0353</text:p>
          </table:table-cell>
          <table:table-cell office:value-type="float" office:value="8779115" calcext:value-type="float">
            <text:p>8779115</text:p>
          </table:table-cell>
          <table:table-cell table:formula="of:=[.X2]/(POWER([.A2];[.$V$15]))" office:value-type="float" office:value="877.9115" calcext:value-type="float">
            <text:p>877,91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11" calcext:value-type="float">
            <text:p>4,11</text:p>
          </table:table-cell>
          <table:table-cell office:value-type="float" office:value="4.728193" calcext:value-type="float">
            <text:p>4,728193</text:p>
          </table:table-cell>
          <table:table-cell office:value-type="float" office:value="4.83472499999994" calcext:value-type="float">
            <text:p>4,834725</text:p>
          </table:table-cell>
          <table:table-cell/>
          <table:table-cell office:value-type="float" office:value="120054" calcext:value-type="float">
            <text:p>120054</text:p>
          </table:table-cell>
          <table:table-cell office:value-type="float" office:value="30054" calcext:value-type="float">
            <text:p>30054</text:p>
          </table:table-cell>
          <table:table-cell office:value-type="float" office:value="38091" calcext:value-type="float">
            <text:p>38091</text:p>
          </table:table-cell>
          <table:table-cell table:formula="of:=[.G3]+[.H3]" office:value-type="float" office:value="68145" calcext:value-type="float">
            <text:p>68145</text:p>
          </table:table-cell>
          <table:table-cell table:formula="of:=[.I3]/[.F3]" office:value-type="float" office:value="0.567619571192963" calcext:value-type="float">
            <text:p>0,5676195712</text:p>
          </table:table-cell>
          <table:table-cell office:value-type="float" office:value="7654" calcext:value-type="float">
            <text:p>7654</text:p>
          </table:table-cell>
          <table:table-cell office:value-type="float" office:value="50299" calcext:value-type="float">
            <text:p>50299</text:p>
          </table:table-cell>
          <table:table-cell table:formula="of:=[.K3]+[.L3]" office:value-type="float" office:value="57953" calcext:value-type="float">
            <text:p>57953</text:p>
          </table:table-cell>
          <table:table-cell table:formula="of:=[.M3]/[.F3]" office:value-type="float" office:value="0.482724440668366" calcext:value-type="float">
            <text:p>0,4827244407</text:p>
          </table:table-cell>
          <table:table-cell office:value-type="float" office:value="1954" calcext:value-type="float">
            <text:p>1954</text:p>
          </table:table-cell>
          <table:table-cell office:value-type="float" office:value="54650" calcext:value-type="float">
            <text:p>54650</text:p>
          </table:table-cell>
          <table:table-cell table:formula="of:=[.O3]+[.P3]" office:value-type="float" office:value="56604" calcext:value-type="float">
            <text:p>56604</text:p>
          </table:table-cell>
          <table:table-cell table:formula="of:=[.Q3]/[.F3]" office:value-type="float" office:value="0.471487830476286" calcext:value-type="float">
            <text:p>0,4714878305</text:p>
          </table:table-cell>
          <table:table-cell/>
          <table:table-cell office:value-type="float" office:value="2051425" calcext:value-type="float">
            <text:p>2051425</text:p>
          </table:table-cell>
          <table:table-cell table:formula="of:=[.T3]/(POWER([.A3];[.$V$15]))" office:value-type="float" office:value="51.285625" calcext:value-type="float">
            <text:p>51,285625</text:p>
          </table:table-cell>
          <table:table-cell office:value-type="float" office:value="5960961" calcext:value-type="float">
            <text:p>5960961</text:p>
          </table:table-cell>
          <table:table-cell table:formula="of:=[.V3]/(POWER([.A3];[.$V$15]))" office:value-type="float" office:value="149.024025" calcext:value-type="float">
            <text:p>149,024025</text:p>
          </table:table-cell>
          <table:table-cell office:value-type="float" office:value="13345653" calcext:value-type="float">
            <text:p>13345653</text:p>
          </table:table-cell>
          <table:table-cell table:formula="of:=[.X3]/(POWER([.A3];[.$V$15]))" office:value-type="float" office:value="333.641325" calcext:value-type="float">
            <text:p>333,6413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.6" calcext:value-type="float">
            <text:p>13,6</text:p>
          </table:table-cell>
          <table:table-cell office:value-type="float" office:value="15.814424" calcext:value-type="float">
            <text:p>15,814424</text:p>
          </table:table-cell>
          <table:table-cell office:value-type="float" office:value="16.7200649999997" calcext:value-type="float">
            <text:p>16,720065</text:p>
          </table:table-cell>
          <table:table-cell table:number-columns-repeated="4"/>
          <table:table-cell table:formula="of:=[.G4]+[.H4]" office:value-type="float" office:value="0" calcext:value-type="float">
            <text:p>0</text:p>
          </table:table-cell>
          <table:table-cell table:formula="of:=[.I4]/[.F4]" office:value-type="string" office:string-value="" calcext:value-type="error">
            <text:p>#DIV/0 !</text:p>
          </table:table-cell>
          <table:table-cell table:number-columns-repeated="2"/>
          <table:table-cell table:formula="of:=[.K4]+[.L4]" office:value-type="float" office:value="0" calcext:value-type="float">
            <text:p>0</text:p>
          </table:table-cell>
          <table:table-cell table:formula="of:=[.M4]/[.F4]" office:value-type="string" office:string-value="" calcext:value-type="error">
            <text:p>#DIV/0 !</text:p>
          </table:table-cell>
          <table:table-cell table:number-columns-repeated="2"/>
          <table:table-cell table:formula="of:=[.O4]+[.P4]" office:value-type="float" office:value="0" calcext:value-type="float">
            <text:p>0</text:p>
          </table:table-cell>
          <table:table-cell table:formula="of:=[.Q4]/[.F4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.1" calcext:value-type="float">
            <text:p>32,1</text:p>
          </table:table-cell>
          <table:table-cell office:value-type="float" office:value="36.894382" calcext:value-type="float">
            <text:p>36,894382</text:p>
          </table:table-cell>
          <table:table-cell office:value-type="float" office:value="37.6833849999996" calcext:value-type="float">
            <text:p>37,683385</text:p>
          </table:table-cell>
          <table:table-cell/>
          <table:table-cell office:value-type="float" office:value="480054" calcext:value-type="float">
            <text:p>480054</text:p>
          </table:table-cell>
          <table:table-cell office:value-type="float" office:value="120054" calcext:value-type="float">
            <text:p>120054</text:p>
          </table:table-cell>
          <table:table-cell office:value-type="float" office:value="89882" calcext:value-type="float">
            <text:p>89882</text:p>
          </table:table-cell>
          <table:table-cell table:formula="of:=[.G5]+[.H5]" office:value-type="float" office:value="209936" calcext:value-type="float">
            <text:p>209936</text:p>
          </table:table-cell>
          <table:table-cell table:formula="of:=[.I5]/[.F5]" office:value-type="float" office:value="0.437317468451466" calcext:value-type="float">
            <text:p>0,4373174685</text:p>
          </table:table-cell>
          <table:table-cell office:value-type="float" office:value="30054" calcext:value-type="float">
            <text:p>30054</text:p>
          </table:table-cell>
          <table:table-cell office:value-type="float" office:value="124877" calcext:value-type="float">
            <text:p>124877</text:p>
          </table:table-cell>
          <table:table-cell table:formula="of:=[.K5]+[.L5]" office:value-type="float" office:value="154931" calcext:value-type="float">
            <text:p>154931</text:p>
          </table:table-cell>
          <table:table-cell table:formula="of:=[.M5]/[.F5]" office:value-type="float" office:value="0.322736608798177" calcext:value-type="float">
            <text:p>0,3227366088</text:p>
          </table:table-cell>
          <table:table-cell office:value-type="float" office:value="7654" calcext:value-type="float">
            <text:p>7654</text:p>
          </table:table-cell>
          <table:table-cell office:value-type="float" office:value="136382" calcext:value-type="float">
            <text:p>136382</text:p>
          </table:table-cell>
          <table:table-cell table:formula="of:=[.O5]+[.P5]" office:value-type="float" office:value="144036" calcext:value-type="float">
            <text:p>144036</text:p>
          </table:table-cell>
          <table:table-cell table:formula="of:=[.Q5]/[.F5]" office:value-type="float" office:value="0.300041245359897" calcext:value-type="float">
            <text:p>0,3000412454</text:p>
          </table:table-cell>
          <table:table-cell/>
          <table:table-cell office:value-type="float" office:value="4273187" calcext:value-type="float">
            <text:p>4273187</text:p>
          </table:table-cell>
          <table:table-cell table:formula="of:=[.T5]/(POWER([.A5];[.$V$15]))" office:value-type="float" office:value="26.70741875" calcext:value-type="float">
            <text:p>26,70741875</text:p>
          </table:table-cell>
          <table:table-cell office:value-type="float" office:value="12027543" calcext:value-type="float">
            <text:p>12027543</text:p>
          </table:table-cell>
          <table:table-cell table:formula="of:=[.V5]/(POWER([.A5];[.$V$15]))" office:value-type="float" office:value="75.17214375" calcext:value-type="float">
            <text:p>75,17214375</text:p>
          </table:table-cell>
          <table:table-cell office:value-type="float" office:value="27442793" calcext:value-type="float">
            <text:p>27442793</text:p>
          </table:table-cell>
          <table:table-cell table:formula="of:=[.X5]/(POWER([.A5];[.$V$15]))" office:value-type="float" office:value="171.51745625" calcext:value-type="float">
            <text:p>171,5174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.44" calcext:value-type="float">
            <text:p>62,44</text:p>
          </table:table-cell>
          <table:table-cell office:value-type="float" office:value="71.933869" calcext:value-type="float">
            <text:p>71,933869</text:p>
          </table:table-cell>
          <table:table-cell office:value-type="float" office:value="74.7511669999999" calcext:value-type="float">
            <text:p>74,751167</text:p>
          </table:table-cell>
          <table:table-cell/>
          <table:table-cell office:value-type="float" office:value="750054" calcext:value-type="float">
            <text:p>750054</text:p>
          </table:table-cell>
          <table:table-cell office:value-type="float" office:value="188054" calcext:value-type="float">
            <text:p>188054</text:p>
          </table:table-cell>
          <table:table-cell office:value-type="float" office:value="155520" calcext:value-type="float">
            <text:p>155520</text:p>
          </table:table-cell>
          <table:table-cell table:formula="of:=[.G6]+[.H6]" office:value-type="float" office:value="343574" calcext:value-type="float">
            <text:p>343574</text:p>
          </table:table-cell>
          <table:table-cell table:formula="of:=[.I6]/[.F6]" office:value-type="float" office:value="0.458065685937279" calcext:value-type="float">
            <text:p>0,4580656859</text:p>
          </table:table-cell>
          <table:table-cell office:value-type="float" office:value="47054" calcext:value-type="float">
            <text:p>47054</text:p>
          </table:table-cell>
          <table:table-cell office:value-type="float" office:value="206275" calcext:value-type="float">
            <text:p>206275</text:p>
          </table:table-cell>
          <table:table-cell table:formula="of:=[.K6]+[.L6]" office:value-type="float" office:value="253329" calcext:value-type="float">
            <text:p>253329</text:p>
          </table:table-cell>
          <table:table-cell table:formula="of:=[.M6]/[.F6]" office:value-type="float" office:value="0.337747682166884" calcext:value-type="float">
            <text:p>0,3377476822</text:p>
          </table:table-cell>
          <table:table-cell office:value-type="float" office:value="12150" calcext:value-type="float">
            <text:p>12150</text:p>
          </table:table-cell>
          <table:table-cell office:value-type="float" office:value="231352" calcext:value-type="float">
            <text:p>231352</text:p>
          </table:table-cell>
          <table:table-cell table:formula="of:=[.O6]+[.P6]" office:value-type="float" office:value="243502" calcext:value-type="float">
            <text:p>243502</text:p>
          </table:table-cell>
          <table:table-cell table:formula="of:=[.Q6]/[.F6]" office:value-type="float" office:value="0.324645958824298" calcext:value-type="float">
            <text:p>0,3246459588</text:p>
          </table:table-cell>
          <table:table-cell/>
          <table:table-cell office:value-type="float" office:value="6746444" calcext:value-type="float">
            <text:p>6746444</text:p>
          </table:table-cell>
          <table:table-cell table:formula="of:=[.T6]/(POWER([.A6];[.$V$15]))" office:value-type="float" office:value="26.985776" calcext:value-type="float">
            <text:p>26,985776</text:p>
          </table:table-cell>
          <table:table-cell office:value-type="float" office:value="17497680" calcext:value-type="float">
            <text:p>17497680</text:p>
          </table:table-cell>
          <table:table-cell table:formula="of:=[.V6]/(POWER([.A6];[.$V$15]))" office:value-type="float" office:value="69.99072" calcext:value-type="float">
            <text:p>69,99072</text:p>
          </table:table-cell>
          <table:table-cell office:value-type="float" office:value="59362169" calcext:value-type="float">
            <text:p>59362169</text:p>
          </table:table-cell>
          <table:table-cell table:formula="of:=[.X6]/(POWER([.A6];[.$V$15]))" office:value-type="float" office:value="237.448676" calcext:value-type="float">
            <text:p>237,4486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6.7" calcext:value-type="float">
            <text:p>106,7</text:p>
          </table:table-cell>
          <table:table-cell office:value-type="float" office:value="122.508318" calcext:value-type="float">
            <text:p>122,508318</text:p>
          </table:table-cell>
          <table:table-cell office:value-type="float" office:value="125.121006" calcext:value-type="float">
            <text:p>125,121006</text:p>
          </table:table-cell>
          <table:table-cell/>
          <table:table-cell office:value-type="float" office:value="1080054" calcext:value-type="float">
            <text:p>1080054</text:p>
          </table:table-cell>
          <table:table-cell office:value-type="float" office:value="270054" calcext:value-type="float">
            <text:p>270054</text:p>
          </table:table-cell>
          <table:table-cell office:value-type="float" office:value="194960" calcext:value-type="float">
            <text:p>194960</text:p>
          </table:table-cell>
          <table:table-cell table:formula="of:=[.G7]+[.H7]" office:value-type="float" office:value="465014" calcext:value-type="float">
            <text:p>465014</text:p>
          </table:table-cell>
          <table:table-cell table:formula="of:=[.I7]/[.F7]" office:value-type="float" office:value="0.43054699116896" calcext:value-type="float">
            <text:p>0,4305469912</text:p>
          </table:table-cell>
          <table:table-cell office:value-type="float" office:value="67854" calcext:value-type="float">
            <text:p>67854</text:p>
          </table:table-cell>
          <table:table-cell office:value-type="float" office:value="264319" calcext:value-type="float">
            <text:p>264319</text:p>
          </table:table-cell>
          <table:table-cell table:formula="of:=[.K7]+[.L7]" office:value-type="float" office:value="332173" calcext:value-type="float">
            <text:p>332173</text:p>
          </table:table-cell>
          <table:table-cell table:formula="of:=[.M7]/[.F7]" office:value-type="float" office:value="0.307552214981843" calcext:value-type="float">
            <text:p>0,307552215</text:p>
          </table:table-cell>
          <table:table-cell office:value-type="float" office:value="17154" calcext:value-type="float">
            <text:p>17154</text:p>
          </table:table-cell>
          <table:table-cell office:value-type="float" office:value="287723" calcext:value-type="float">
            <text:p>287723</text:p>
          </table:table-cell>
          <table:table-cell table:formula="of:=[.O7]+[.P7]" office:value-type="float" office:value="304877" calcext:value-type="float">
            <text:p>304877</text:p>
          </table:table-cell>
          <table:table-cell table:formula="of:=[.Q7]/[.F7]" office:value-type="float" office:value="0.282279404548291" calcext:value-type="float">
            <text:p>0,2822794045</text:p>
          </table:table-cell>
          <table:table-cell/>
          <table:table-cell office:value-type="float" office:value="8722305" calcext:value-type="float">
            <text:p>8722305</text:p>
          </table:table-cell>
          <table:table-cell table:formula="of:=[.T7]/(POWER([.A7];[.$V$15]))" office:value-type="float" office:value="24.228625" calcext:value-type="float">
            <text:p>24,228625</text:p>
          </table:table-cell>
          <table:table-cell office:value-type="float" office:value="23727637" calcext:value-type="float">
            <text:p>23727637</text:p>
          </table:table-cell>
          <table:table-cell table:formula="of:=[.V7]/(POWER([.A7];[.$V$15]))" office:value-type="float" office:value="65.9101027777778" calcext:value-type="float">
            <text:p>65,9101027778</text:p>
          </table:table-cell>
          <table:table-cell office:value-type="float" office:value="50582832" calcext:value-type="float">
            <text:p>50582832</text:p>
          </table:table-cell>
          <table:table-cell table:formula="of:=[.X7]/(POWER([.A7];[.$V$15]))" office:value-type="float" office:value="140.507866666667" calcext:value-type="float">
            <text:p>140,50786666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9.47" calcext:value-type="float">
            <text:p>169,47</text:p>
          </table:table-cell>
          <table:table-cell office:value-type="float" office:value="193.011455" calcext:value-type="float">
            <text:p>193,011455</text:p>
          </table:table-cell>
          <table:table-cell office:value-type="float" office:value="202.503737" calcext:value-type="float">
            <text:p>202,503737</text:p>
          </table:table-cell>
          <table:table-cell/>
          <table:table-cell office:value-type="float" office:value="1470054" calcext:value-type="float">
            <text:p>1470054</text:p>
          </table:table-cell>
          <table:table-cell office:value-type="float" office:value="368254" calcext:value-type="float">
            <text:p>368254</text:p>
          </table:table-cell>
          <table:table-cell office:value-type="float" office:value="189141" calcext:value-type="float">
            <text:p>189141</text:p>
          </table:table-cell>
          <table:table-cell table:formula="of:=[.G8]+[.H8]" office:value-type="float" office:value="557395" calcext:value-type="float">
            <text:p>557395</text:p>
          </table:table-cell>
          <table:table-cell table:formula="of:=[.I8]/[.F8]" office:value-type="float" office:value="0.379166343549285" calcext:value-type="float">
            <text:p>0,3791663435</text:p>
          </table:table-cell>
          <table:table-cell office:value-type="float" office:value="92454" calcext:value-type="float">
            <text:p>92454</text:p>
          </table:table-cell>
          <table:table-cell office:value-type="float" office:value="271746" calcext:value-type="float">
            <text:p>271746</text:p>
          </table:table-cell>
          <table:table-cell table:formula="of:=[.K8]+[.L8]" office:value-type="float" office:value="364200" calcext:value-type="float">
            <text:p>364200</text:p>
          </table:table-cell>
          <table:table-cell table:formula="of:=[.M8]/[.F8]" office:value-type="float" office:value="0.247746001167304" calcext:value-type="float">
            <text:p>0,2477460012</text:p>
          </table:table-cell>
          <table:table-cell office:value-type="float" office:value="23286" calcext:value-type="float">
            <text:p>23286</text:p>
          </table:table-cell>
          <table:table-cell office:value-type="float" office:value="312332" calcext:value-type="float">
            <text:p>312332</text:p>
          </table:table-cell>
          <table:table-cell table:formula="of:=[.O8]+[.P8]" office:value-type="float" office:value="335618" calcext:value-type="float">
            <text:p>335618</text:p>
          </table:table-cell>
          <table:table-cell table:formula="of:=[.Q8]/[.F8]" office:value-type="float" office:value="0.228303177978496" calcext:value-type="float">
            <text:p>0,228303178</text:p>
          </table:table-cell>
          <table:table-cell/>
          <table:table-cell office:value-type="float" office:value="7814702" calcext:value-type="float">
            <text:p>7814702</text:p>
          </table:table-cell>
          <table:table-cell table:formula="of:=[.T8]/(POWER([.A8];[.$V$15]))" office:value-type="float" office:value="15.9483714285714" calcext:value-type="float">
            <text:p>15,9483714286</text:p>
          </table:table-cell>
          <table:table-cell office:value-type="float" office:value="24318480" calcext:value-type="float">
            <text:p>24318480</text:p>
          </table:table-cell>
          <table:table-cell table:formula="of:=[.V8]/(POWER([.A8];[.$V$15]))" office:value-type="float" office:value="49.6295510204082" calcext:value-type="float">
            <text:p>49,6295510204</text:p>
          </table:table-cell>
          <table:table-cell office:value-type="float" office:value="84189330" calcext:value-type="float">
            <text:p>84189330</text:p>
          </table:table-cell>
          <table:table-cell table:formula="of:=[.X8]/(POWER([.A8];[.$V$15]))" office:value-type="float" office:value="171.814959183673" calcext:value-type="float">
            <text:p>171,81495918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2.31" calcext:value-type="float">
            <text:p>252,31</text:p>
          </table:table-cell>
          <table:table-cell office:value-type="float" office:value="289.19044" calcext:value-type="float">
            <text:p>289,19044</text:p>
          </table:table-cell>
          <table:table-cell office:value-type="float" office:value="289.439399" calcext:value-type="float">
            <text:p>289,439399</text:p>
          </table:table-cell>
          <table:table-cell/>
          <table:table-cell office:value-type="float" office:value="1920054" calcext:value-type="float">
            <text:p>1920054</text:p>
          </table:table-cell>
          <table:table-cell office:value-type="float" office:value="480054" calcext:value-type="float">
            <text:p>480054</text:p>
          </table:table-cell>
          <table:table-cell office:value-type="float" office:value="205674" calcext:value-type="float">
            <text:p>205674</text:p>
          </table:table-cell>
          <table:table-cell table:formula="of:=[.G9]+[.H9]" office:value-type="float" office:value="685728" calcext:value-type="float">
            <text:p>685728</text:p>
          </table:table-cell>
          <table:table-cell table:formula="of:=[.I9]/[.F9]" office:value-type="float" office:value="0.357139955438753" calcext:value-type="float">
            <text:p>0,3571399554</text:p>
          </table:table-cell>
          <table:table-cell office:value-type="float" office:value="120054" calcext:value-type="float">
            <text:p>120054</text:p>
          </table:table-cell>
          <table:table-cell office:value-type="float" office:value="284451" calcext:value-type="float">
            <text:p>284451</text:p>
          </table:table-cell>
          <table:table-cell table:formula="of:=[.K9]+[.L9]" office:value-type="float" office:value="404505" calcext:value-type="float">
            <text:p>404505</text:p>
          </table:table-cell>
          <table:table-cell table:formula="of:=[.M9]/[.F9]" office:value-type="float" office:value="0.210673762300435" calcext:value-type="float">
            <text:p>0,2106737623</text:p>
          </table:table-cell>
          <table:table-cell office:value-type="float" office:value="30054" calcext:value-type="float">
            <text:p>30054</text:p>
          </table:table-cell>
          <table:table-cell office:value-type="float" office:value="318915" calcext:value-type="float">
            <text:p>318915</text:p>
          </table:table-cell>
          <table:table-cell table:formula="of:=[.O9]+[.P9]" office:value-type="float" office:value="348969" calcext:value-type="float">
            <text:p>348969</text:p>
          </table:table-cell>
          <table:table-cell table:formula="of:=[.Q9]/[.F9]" office:value-type="float" office:value="0.181749575793181" calcext:value-type="float">
            <text:p>0,1817495758</text:p>
          </table:table-cell>
          <table:table-cell/>
          <table:table-cell office:value-type="float" office:value="9072712" calcext:value-type="float">
            <text:p>9072712</text:p>
          </table:table-cell>
          <table:table-cell table:formula="of:=[.T9]/(POWER([.A9];[.$V$15]))" office:value-type="float" office:value="14.1761125" calcext:value-type="float">
            <text:p>14,1761125</text:p>
          </table:table-cell>
          <table:table-cell office:value-type="float" office:value="23730468" calcext:value-type="float">
            <text:p>23730468</text:p>
          </table:table-cell>
          <table:table-cell table:formula="of:=[.V9]/(POWER([.A9];[.$V$15]))" office:value-type="float" office:value="37.07885625" calcext:value-type="float">
            <text:p>37,07885625</text:p>
          </table:table-cell>
          <table:table-cell office:value-type="float" office:value="58348822" calcext:value-type="float">
            <text:p>58348822</text:p>
          </table:table-cell>
          <table:table-cell table:formula="of:=[.X9]/(POWER([.A9];[.$V$15]))" office:value-type="float" office:value="91.170034375" calcext:value-type="float">
            <text:p>91,1700343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58.03" calcext:value-type="float">
            <text:p>358,03</text:p>
          </table:table-cell>
          <table:table-cell office:value-type="float" office:value="404.355051" calcext:value-type="float">
            <text:p>404,355051</text:p>
          </table:table-cell>
          <table:table-cell office:value-type="float" office:value="416.871241" calcext:value-type="float">
            <text:p>416,871241</text:p>
          </table:table-cell>
          <table:table-cell/>
          <table:table-cell office:value-type="float" office:value="2430054" calcext:value-type="float">
            <text:p>2430054</text:p>
          </table:table-cell>
          <table:table-cell office:value-type="float" office:value="608454" calcext:value-type="float">
            <text:p>608454</text:p>
          </table:table-cell>
          <table:table-cell office:value-type="float" office:value="172091" calcext:value-type="float">
            <text:p>172091</text:p>
          </table:table-cell>
          <table:table-cell table:formula="of:=[.G10]+[.H10]" office:value-type="float" office:value="780545" calcext:value-type="float">
            <text:p>780545</text:p>
          </table:table-cell>
          <table:table-cell table:formula="of:=[.I10]/[.F10]" office:value-type="float" office:value="0.321204796272017" calcext:value-type="float">
            <text:p>0,3212047963</text:p>
          </table:table-cell>
          <table:table-cell office:value-type="float" office:value="152154" calcext:value-type="float">
            <text:p>152154</text:p>
          </table:table-cell>
          <table:table-cell office:value-type="float" office:value="267548" calcext:value-type="float">
            <text:p>267548</text:p>
          </table:table-cell>
          <table:table-cell table:formula="of:=[.K10]+[.L10]" office:value-type="float" office:value="419702" calcext:value-type="float">
            <text:p>419702</text:p>
          </table:table-cell>
          <table:table-cell table:formula="of:=[.M10]/[.F10]" office:value-type="float" office:value="0.172713034360553" calcext:value-type="float">
            <text:p>0,1727130344</text:p>
          </table:table-cell>
          <table:table-cell office:value-type="float" office:value="38474" calcext:value-type="float">
            <text:p>38474</text:p>
          </table:table-cell>
          <table:table-cell office:value-type="float" office:value="323933" calcext:value-type="float">
            <text:p>323933</text:p>
          </table:table-cell>
          <table:table-cell table:formula="of:=[.O10]+[.P10]" office:value-type="float" office:value="362407" calcext:value-type="float">
            <text:p>362407</text:p>
          </table:table-cell>
          <table:table-cell table:formula="of:=[.Q10]/[.F10]" office:value-type="float" office:value="0.149135369008261" calcext:value-type="float">
            <text:p>0,149135369</text:p>
          </table:table-cell>
          <table:table-cell/>
          <table:table-cell office:value-type="float" office:value="6651478" calcext:value-type="float">
            <text:p>6651478</text:p>
          </table:table-cell>
          <table:table-cell table:formula="of:=[.T10]/(POWER([.A10];[.$V$15]))" office:value-type="float" office:value="8.2117012345679" calcext:value-type="float">
            <text:p>8,2117012346</text:p>
          </table:table-cell>
          <table:table-cell office:value-type="float" office:value="23733689" calcext:value-type="float">
            <text:p>23733689</text:p>
          </table:table-cell>
          <table:table-cell table:formula="of:=[.V10]/(POWER([.A10];[.$V$15]))" office:value-type="float" office:value="29.3008506172839" calcext:value-type="float">
            <text:p>29,3008506173</text:p>
          </table:table-cell>
          <table:table-cell office:value-type="float" office:value="99707633" calcext:value-type="float">
            <text:p>99707633</text:p>
          </table:table-cell>
          <table:table-cell table:formula="of:=[.X10]/(POWER([.A10];[.$V$15]))" office:value-type="float" office:value="123.095843209877" calcext:value-type="float">
            <text:p>123,09584320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9.28" calcext:value-type="float">
            <text:p>489,28</text:p>
          </table:table-cell>
          <table:table-cell office:value-type="float" office:value="562.726277" calcext:value-type="float">
            <text:p>562,726277</text:p>
          </table:table-cell>
          <table:table-cell office:value-type="float" office:value="562.71242" calcext:value-type="float">
            <text:p>562,71242</text:p>
          </table:table-cell>
          <table:table-cell/>
          <table:table-cell office:value-type="float" office:value="3000054" calcext:value-type="float">
            <text:p>3000054</text:p>
          </table:table-cell>
          <table:table-cell office:value-type="float" office:value="750054" calcext:value-type="float">
            <text:p>750054</text:p>
          </table:table-cell>
          <table:table-cell office:value-type="float" office:value="189054" calcext:value-type="float">
            <text:p>189054</text:p>
          </table:table-cell>
          <table:table-cell table:formula="of:=[.G11]+[.H11]" office:value-type="float" office:value="939108" calcext:value-type="float">
            <text:p>939108</text:p>
          </table:table-cell>
          <table:table-cell table:formula="of:=[.I11]/[.F11]" office:value-type="float" office:value="0.313030365453422" calcext:value-type="float">
            <text:p>0,3130303655</text:p>
          </table:table-cell>
          <table:table-cell office:value-type="float" office:value="188054" calcext:value-type="float">
            <text:p>188054</text:p>
          </table:table-cell>
          <table:table-cell office:value-type="float" office:value="284525" calcext:value-type="float">
            <text:p>284525</text:p>
          </table:table-cell>
          <table:table-cell table:formula="of:=[.K11]+[.L11]" office:value-type="float" office:value="472579" calcext:value-type="float">
            <text:p>472579</text:p>
          </table:table-cell>
          <table:table-cell table:formula="of:=[.M11]/[.F11]" office:value-type="float" office:value="0.157523497910371" calcext:value-type="float">
            <text:p>0,1575234979</text:p>
          </table:table-cell>
          <table:table-cell office:value-type="float" office:value="47054" calcext:value-type="float">
            <text:p>47054</text:p>
          </table:table-cell>
          <table:table-cell office:value-type="float" office:value="329212" calcext:value-type="float">
            <text:p>329212</text:p>
          </table:table-cell>
          <table:table-cell table:formula="of:=[.O11]+[.P11]" office:value-type="float" office:value="376266" calcext:value-type="float">
            <text:p>376266</text:p>
          </table:table-cell>
          <table:table-cell table:formula="of:=[.Q11]/[.F11]" office:value-type="float" office:value="0.125419742444636" calcext:value-type="float">
            <text:p>0,1254197424</text:p>
          </table:table-cell>
          <table:table-cell/>
          <table:table-cell office:value-type="float" office:value="7686232" calcext:value-type="float">
            <text:p>7686232</text:p>
          </table:table-cell>
          <table:table-cell table:formula="of:=[.T11]/(POWER([.A11];[.$V$15]))" office:value-type="float" office:value="7.686232" calcext:value-type="float">
            <text:p>7,686232</text:p>
          </table:table-cell>
          <table:table-cell office:value-type="float" office:value="23682090" calcext:value-type="float">
            <text:p>23682090</text:p>
          </table:table-cell>
          <table:table-cell table:formula="of:=[.V11]/(POWER([.A11];[.$V$15]))" office:value-type="float" office:value="23.68209" calcext:value-type="float">
            <text:p>23,68209</text:p>
          </table:table-cell>
          <table:table-cell office:value-type="float" office:value="66626124" calcext:value-type="float">
            <text:p>66626124</text:p>
          </table:table-cell>
          <table:table-cell table:formula="of:=[.X11]/(POWER([.A11];[.$V$15]))" office:value-type="float" office:value="66.626124" calcext:value-type="float">
            <text:p>66,626124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Puissan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04:26.525524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8:11:25.661168456</meta:creation-date>
    <dc:date>2018-05-19T15:48:20.115056080</dc:date>
    <meta:editing-duration>PT12H42M4S</meta:editing-duration>
    <meta:editing-cycles>15</meta:editing-cycles>
    <meta:generator>LibreOffice/5.1.6.2$Linux_X86_64 LibreOffice_project/10m0$Build-2</meta:generator>
    <meta:document-statistic meta:table-count="1" meta:cell-count="2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6.991cm" xlink:href=".." xlink:type="simple" chart:class="chart:scatter" chart:style-name="ch1">
        <chart:title svg:x="7.191cm" svg:y="0.604cm" chart:style-name="ch2">
          <text:p>Courbe de complexite de la transformée par ondelettes</text:p>
        </chart:title>
        <chart:legend chart:legend-position="end" svg:x="24.45cm" svg:y="6.951cm" style:legend-expansion="high" chart:style-name="ch3"/>
        <chart:plot-area chart:style-name="ch4" table:cell-range-address="Sheet1.A2:Sheet1.D11 Sheet1.B1:Sheet1.D1" chart:data-source-has-labels="row" svg:x="1.611cm" svg:y="1.593cm" svg:width="22.239cm" svg:height="14.078cm">
          <chartooo:coordinate-region svg:x="2.418cm" svg:y="1.792cm" svg:width="21.06cm" svg:height="13.232cm"/>
          <chart:axis chart:dimension="x" chart:name="primary-x" chart:style-name="ch5">
            <chart:title svg:x="10.728cm" svg:y="16.01cm" chart:style-name="ch6">
              <text:p>Taille de l'image (en pixels)</text:p>
            </chart:title>
          </chart:axis>
          <chart:axis chart:dimension="y" chart:name="primary-y" chart:style-name="ch5">
            <chart:title svg:x="0.451cm" svg:y="9.602cm" chart:style-name="ch7">
              <text:p>Temps (en s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regression-curve chart:style-name="ch12"/>
            <chart:data-point chart:repeated="10"/>
          </chart:series>
          <chart:series chart:style-name="ch13" chart:values-cell-range-address="Sheet1.D2:Sheet1.D11" chart:label-cell-address="Sheet1.D1:Sheet1.D1" chart:class="chart:scatter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ecompo it = 1</text:p>
                <draw:g>
                  <svg:desc>Sheet1.B1:Sheet1.B1</svg:desc>
                </draw:g>
              </table:table-cell>
              <table:table-cell office:value-type="string">
                <text:p>Decompo it = 2</text:p>
                <draw:g>
                  <svg:desc>Sheet1.C1:Sheet1.C1</svg:desc>
                </draw:g>
              </table:table-cell>
              <table:table-cell office:value-type="string">
                <text:p>Decompo it =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55">
                <text:p>0.55</text:p>
                <draw:g>
                  <svg:desc>Sheet1.B2:Sheet1.B11</svg:desc>
                </draw:g>
              </table:table-cell>
              <table:table-cell office:value-type="float" office:value="0.640974">
                <text:p>0.640974</text:p>
                <draw:g>
                  <svg:desc>Sheet1.C2:Sheet1.C11</svg:desc>
                </draw:g>
              </table:table-cell>
              <table:table-cell office:value-type="float" office:value="0.726497999999992">
                <text:p>0.726497999999992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.11">
                <text:p>4.11</text:p>
              </table:table-cell>
              <table:table-cell office:value-type="float" office:value="4.728193">
                <text:p>4.728193</text:p>
              </table:table-cell>
              <table:table-cell office:value-type="float" office:value="4.83472499999994">
                <text:p>4.8347249999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3.6">
                <text:p>13.6</text:p>
              </table:table-cell>
              <table:table-cell office:value-type="float" office:value="15.814424">
                <text:p>15.814424</text:p>
              </table:table-cell>
              <table:table-cell office:value-type="float" office:value="16.7200649999997">
                <text:p>16.7200649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2.1">
                <text:p>32.1</text:p>
              </table:table-cell>
              <table:table-cell office:value-type="float" office:value="36.894382">
                <text:p>36.894382</text:p>
              </table:table-cell>
              <table:table-cell office:value-type="float" office:value="37.6833849999996">
                <text:p>37.683384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.44">
                <text:p>62.44</text:p>
              </table:table-cell>
              <table:table-cell office:value-type="float" office:value="71.933869">
                <text:p>71.933869</text:p>
              </table:table-cell>
              <table:table-cell office:value-type="float" office:value="74.7511669999999">
                <text:p>74.751166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06.7">
                <text:p>106.7</text:p>
              </table:table-cell>
              <table:table-cell office:value-type="float" office:value="122.508318">
                <text:p>122.508318</text:p>
              </table:table-cell>
              <table:table-cell office:value-type="float" office:value="125.121006">
                <text:p>125.121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69.47">
                <text:p>169.47</text:p>
              </table:table-cell>
              <table:table-cell office:value-type="float" office:value="193.011455">
                <text:p>193.011455</text:p>
              </table:table-cell>
              <table:table-cell office:value-type="float" office:value="202.503737">
                <text:p>202.503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52.31">
                <text:p>252.31</text:p>
              </table:table-cell>
              <table:table-cell office:value-type="float" office:value="289.19044">
                <text:p>289.19044</text:p>
              </table:table-cell>
              <table:table-cell office:value-type="float" office:value="289.439399">
                <text:p>289.43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58.03">
                <text:p>358.03</text:p>
              </table:table-cell>
              <table:table-cell office:value-type="float" office:value="404.355051">
                <text:p>404.355051</text:p>
              </table:table-cell>
              <table:table-cell office:value-type="float" office:value="416.871241">
                <text:p>416.871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89.28">
                <text:p>489.28</text:p>
              </table:table-cell>
              <table:table-cell office:value-type="float" office:value="562.726277">
                <text:p>562.726277</text:p>
              </table:table-cell>
              <table:table-cell office:value-type="float" office:value="562.71242">
                <text:p>562.71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001cm" svg:height="16.881cm" xlink:href=".." xlink:type="simple" chart:class="chart:scatter" chart:style-name="ch1">
        <chart:title svg:x="12.377cm" svg:y="0.473cm" chart:style-name="ch2">
          <text:p>Taux de compression wt</text:p>
        </chart:title>
        <chart:legend chart:legend-position="end" svg:x="25.092cm" svg:y="7.643cm" style:legend-expansion="high" chart:style-name="ch3"/>
        <chart:plot-area chart:style-name="ch4" table:cell-range-address="Sheet1.A2:Sheet1.A11 Sheet1.J1:Sheet1.J11 Sheet1.N1:Sheet1.N11 Sheet1.R1:Sheet1.R11" chart:data-source-has-labels="row" svg:x="1.611cm" svg:y="1.589cm" svg:width="22.881cm" svg:height="13.974cm">
          <chartooo:coordinate-region svg:x="2.338cm" svg:y="1.788cm" svg:width="21.782cm" svg:height="13.128cm"/>
          <chart:axis chart:dimension="x" chart:name="primary-x" chart:style-name="ch5">
            <chart:title svg:x="11.049cm" svg:y="15.9cm" chart:style-name="ch6">
              <text:p>Taille de l'image (en pixels)</text:p>
            </chart:title>
          </chart:axis>
          <chart:axis chart:dimension="y" chart:name="primary-y" chart:style-name="ch5">
            <chart:title svg:x="0.451cm" svg:y="10.194cm" chart:style-name="ch7">
              <text:p>Taux de compression </text:p>
            </chart:title>
            <chart:grid chart:style-name="ch8" chart:class="major"/>
          </chart:axis>
          <chart:series chart:style-name="ch9" chart:values-cell-range-address="Sheet1.J2:Sheet1.J11" chart:label-cell-address="Sheet1.J1:Sheet1.J1" chart:class="chart:scatter">
            <chart:domain table:cell-range-address="Sheet1.A2:Sheet1.A11"/>
            <chart:data-point chart:repeated="10"/>
          </chart:series>
          <chart:series chart:style-name="ch10" chart:values-cell-range-address="Sheet1.N2:Sheet1.N11" chart:label-cell-address="Sheet1.N1:Sheet1.N1" chart:class="chart:scatter">
            <chart:data-point chart:repeated="10"/>
          </chart:series>
          <chart:series chart:style-name="ch11" chart:values-cell-range-address="Sheet1.R2:Sheet1.R11" chart:label-cell-address="Sheet1.R1:Sheet1.R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aux de compression it = 1</text:p>
                <draw:g>
                  <svg:desc>Sheet1.J1:Sheet1.J1</svg:desc>
                </draw:g>
              </table:table-cell>
              <table:table-cell office:value-type="string">
                <text:p>Taux de compression it = 2</text:p>
                <draw:g>
                  <svg:desc>Sheet1.N1:Sheet1.N1</svg:desc>
                </draw:g>
              </table:table-cell>
              <table:table-cell office:value-type="string">
                <text:p>Taux de compression it = 3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756571504625008">
                <text:p>0.756571504625008</text:p>
                <draw:g>
                  <svg:desc>Sheet1.J2:Sheet1.J11</svg:desc>
                </draw:g>
              </table:table-cell>
              <table:table-cell office:value-type="float" office:value="0.708424835296466">
                <text:p>0.708424835296466</text:p>
                <draw:g>
                  <svg:desc>Sheet1.N2:Sheet1.N11</svg:desc>
                </draw:g>
              </table:table-cell>
              <table:table-cell office:value-type="float" office:value="0.763692021028815">
                <text:p>0.763692021028815</text:p>
                <draw:g>
                  <svg:desc>Sheet1.R2:Sheet1.R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567619571192963">
                <text:p>0.567619571192963</text:p>
              </table:table-cell>
              <table:table-cell office:value-type="float" office:value="0.482724440668366">
                <text:p>0.482724440668366</text:p>
              </table:table-cell>
              <table:table-cell office:value-type="float" office:value="0.471487830476286">
                <text:p>0.471487830476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37317468451466">
                <text:p>0.437317468451466</text:p>
              </table:table-cell>
              <table:table-cell office:value-type="float" office:value="0.322736608798177">
                <text:p>0.322736608798177</text:p>
              </table:table-cell>
              <table:table-cell office:value-type="float" office:value="0.300041245359897">
                <text:p>0.300041245359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458065685937279">
                <text:p>0.458065685937279</text:p>
              </table:table-cell>
              <table:table-cell office:value-type="float" office:value="0.337747682166884">
                <text:p>0.337747682166884</text:p>
              </table:table-cell>
              <table:table-cell office:value-type="float" office:value="0.324645958824298">
                <text:p>0.324645958824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43054699116896">
                <text:p>0.43054699116896</text:p>
              </table:table-cell>
              <table:table-cell office:value-type="float" office:value="0.307552214981843">
                <text:p>0.307552214981843</text:p>
              </table:table-cell>
              <table:table-cell office:value-type="float" office:value="0.282279404548291">
                <text:p>0.282279404548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379166343549285">
                <text:p>0.379166343549285</text:p>
              </table:table-cell>
              <table:table-cell office:value-type="float" office:value="0.247746001167304">
                <text:p>0.247746001167304</text:p>
              </table:table-cell>
              <table:table-cell office:value-type="float" office:value="0.228303177978496">
                <text:p>0.228303177978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57139955438753">
                <text:p>0.357139955438753</text:p>
              </table:table-cell>
              <table:table-cell office:value-type="float" office:value="0.210673762300435">
                <text:p>0.210673762300435</text:p>
              </table:table-cell>
              <table:table-cell office:value-type="float" office:value="0.181749575793181">
                <text:p>0.181749575793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21204796272017">
                <text:p>0.321204796272017</text:p>
              </table:table-cell>
              <table:table-cell office:value-type="float" office:value="0.172713034360553">
                <text:p>0.172713034360553</text:p>
              </table:table-cell>
              <table:table-cell office:value-type="float" office:value="0.149135369008261">
                <text:p>0.149135369008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13030365453422">
                <text:p>0.313030365453422</text:p>
              </table:table-cell>
              <table:table-cell office:value-type="float" office:value="0.157523497910371">
                <text:p>0.157523497910371</text:p>
              </table:table-cell>
              <table:table-cell office:value-type="float" office:value="0.125419742444636">
                <text:p>0.125419742444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001cm" svg:height="16.881cm" xlink:href=".." xlink:type="simple" chart:class="chart:scatter" chart:style-name="ch1">
        <chart:title svg:x="12.496cm" svg:y="0.473cm" chart:style-name="ch2">
          <text:p>Erreur compression wt</text:p>
        </chart:title>
        <chart:legend chart:legend-position="end" svg:x="27.42cm" svg:y="7.643cm" style:legend-expansion="high" chart:style-name="ch3"/>
        <chart:plot-area chart:style-name="ch4" table:cell-range-address="Sheet1.A2:Sheet1.A11 Sheet1.U1:Sheet1.U11 Sheet1.W1:Sheet1.W11 Sheet1.Y1:Sheet1.Y11" chart:data-source-has-labels="row" svg:x="1.611cm" svg:y="1.589cm" svg:width="25.209cm" svg:height="13.974cm">
          <chartooo:coordinate-region svg:x="2.418cm" svg:y="1.788cm" svg:width="23.845cm" svg:height="13.128cm"/>
          <chart:axis chart:dimension="x" chart:name="primary-x" chart:style-name="ch5">
            <chart:title svg:x="12.213cm" svg:y="15.9cm" chart:style-name="ch6">
              <text:p>Taille de l'image (en pixels)</text:p>
            </chart:title>
          </chart:axis>
          <chart:axis chart:dimension="y" chart:name="primary-y" chart:style-name="ch5">
            <chart:title svg:x="0.451cm" svg:y="10.313cm" chart:style-name="ch7">
              <text:p>Erreur de compression </text:p>
            </chart:title>
            <chart:grid chart:style-name="ch8" chart:class="major"/>
          </chart:axis>
          <chart:series chart:style-name="ch9" chart:values-cell-range-address="Sheet1.U2:Sheet1.U11" chart:label-cell-address="Sheet1.U1:Sheet1.U1" chart:class="chart:scatter">
            <chart:domain table:cell-range-address="Sheet1.A2:Sheet1.A11"/>
            <chart:data-point chart:repeated="10"/>
          </chart:series>
          <chart:series chart:style-name="ch10" chart:values-cell-range-address="Sheet1.W2:Sheet1.W11" chart:label-cell-address="Sheet1.W1:Sheet1.W1" chart:class="chart:scatter">
            <chart:data-point chart:repeated="10"/>
          </chart:series>
          <chart:series chart:style-name="ch11" chart:values-cell-range-address="Sheet1.Y2:Sheet1.Y11" chart:label-cell-address="Sheet1.Y1:Sheet1.Y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rreur it = 1</text:p>
                <draw:g>
                  <svg:desc>Sheet1.U1:Sheet1.U1</svg:desc>
                </draw:g>
              </table:table-cell>
              <table:table-cell office:value-type="string">
                <text:p>Erreur it = 2</text:p>
                <draw:g>
                  <svg:desc>Sheet1.W1:Sheet1.W1</svg:desc>
                </draw:g>
              </table:table-cell>
              <table:table-cell office:value-type="string">
                <text:p>Erreur it = 3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148.1759">
                <text:p>148.1759</text:p>
                <draw:g>
                  <svg:desc>Sheet1.U2:Sheet1.U11</svg:desc>
                </draw:g>
              </table:table-cell>
              <table:table-cell office:value-type="float" office:value="300.0353">
                <text:p>300.0353</text:p>
                <draw:g>
                  <svg:desc>Sheet1.W2:Sheet1.W11</svg:desc>
                </draw:g>
              </table:table-cell>
              <table:table-cell office:value-type="float" office:value="877.9115">
                <text:p>877.9115</text:p>
                <draw:g>
                  <svg:desc>Sheet1.Y2:Sheet1.Y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1.285625">
                <text:p>51.285625</text:p>
              </table:table-cell>
              <table:table-cell office:value-type="float" office:value="149.024025">
                <text:p>149.024025</text:p>
              </table:table-cell>
              <table:table-cell office:value-type="float" office:value="333.641325">
                <text:p>333.64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6.70741875">
                <text:p>26.70741875</text:p>
              </table:table-cell>
              <table:table-cell office:value-type="float" office:value="75.17214375">
                <text:p>75.17214375</text:p>
              </table:table-cell>
              <table:table-cell office:value-type="float" office:value="171.51745625">
                <text:p>171.5174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6.985776">
                <text:p>26.985776</text:p>
              </table:table-cell>
              <table:table-cell office:value-type="float" office:value="69.99072">
                <text:p>69.99072</text:p>
              </table:table-cell>
              <table:table-cell office:value-type="float" office:value="237.448676">
                <text:p>237.448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4.228625">
                <text:p>24.228625</text:p>
              </table:table-cell>
              <table:table-cell office:value-type="float" office:value="65.9101027777778">
                <text:p>65.9101027777778</text:p>
              </table:table-cell>
              <table:table-cell office:value-type="float" office:value="140.507866666667">
                <text:p>140.5078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5.9483714285714">
                <text:p>15.9483714285714</text:p>
              </table:table-cell>
              <table:table-cell office:value-type="float" office:value="49.6295510204082">
                <text:p>49.6295510204082</text:p>
              </table:table-cell>
              <table:table-cell office:value-type="float" office:value="171.814959183673">
                <text:p>171.814959183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4.1761125">
                <text:p>14.1761125</text:p>
              </table:table-cell>
              <table:table-cell office:value-type="float" office:value="37.07885625">
                <text:p>37.07885625</text:p>
              </table:table-cell>
              <table:table-cell office:value-type="float" office:value="91.170034375">
                <text:p>91.1700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.2117012345679">
                <text:p>8.2117012345679</text:p>
              </table:table-cell>
              <table:table-cell office:value-type="float" office:value="29.3008506172839">
                <text:p>29.3008506172839</text:p>
              </table:table-cell>
              <table:table-cell office:value-type="float" office:value="123.095843209877">
                <text:p>123.095843209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.686232">
                <text:p>7.686232</text:p>
              </table:table-cell>
              <table:table-cell office:value-type="float" office:value="23.68209">
                <text:p>23.68209</text:p>
              </table:table-cell>
              <table:table-cell office:value-type="float" office:value="66.626124">
                <text:p>66.626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